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ev Mother</text:p>
          </table:table-cell>
          <table:table-cell table:style-name="ce11" office:value-type="string" calcext:value-type="string">
            <text:p>Hubert</text:p>
          </table:table-cell>
          <table:table-cell table:style-name="ce11" office:value-type="string" calcext:value-type="string">
            <text:p>Robert Anne</text:p>
          </table:table-cell>
          <table:table-cell table:style-name="ce11" office:value-type="string" calcext:value-type="string">
            <text:p>Amnesia</text:p>
          </table:table-cell>
          <table:table-cell table:style-name="ce11" office:value-type="string" calcext:value-type="string">
            <text:p>Virgil</text:p>
          </table:table-cell>
          <table:table-cell table:style-name="ce14" office:value-type="string" calcext:value-type="string">
            <text:p>Leo</text:p>
          </table:table-cell>
          <table:table-cell table:style-name="ce11" office:value-type="string" calcext:value-type="string">
            <text:p>John</text:p>
          </table:table-cell>
          <table:table-cell table:style-name="ce11" office:value-type="string" calcext:value-type="string">
            <text:p>Louise</text:p>
          </table:table-cell>
          <table:table-cell table:style-name="ce11" office:value-type="string" calcext:value-type="string">
            <text:p>Billy</text:p>
          </table:table-cell>
          <table:table-cell table:style-name="ce11" office:value-type="string" calcext:value-type="string">
            <text:p>Maria</text:p>
          </table:table-cell>
          <table:table-cell table:style-name="ce14" office:value-type="string" calcext:value-type="string">
            <text:p>Stage Mgr Camera</text:p>
          </table:table-cell>
          <table:table-cell table:style-name="ce14" office:value-type="string" calcext:value-type="string">
            <text:p>Stage Mgr Backstage</text:p>
          </table:table-cell>
          <table:table-cell table:style-name="ce11" office:value-type="string" calcext:value-type="string">
            <text:p>Annette</text:p>
          </table:table-cell>
          <table:table-cell table:style-name="ce11" table:number-columns-repeated="3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Synth 1</text:p>
          </table:table-cell>
          <table:table-cell table:style-name="ce11" office:value-type="string" calcext:value-type="string">
            <text:p>Synth 2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Percussion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ture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1"/>
          <table:table-cell table:style-name="ce13" table:number-columns-repeated="7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Top Of Show</text:p>
          </table:table-cell>
          <table:table-cell table:style-name="ce10" office:value-type="string" calcext:value-type="string">
            <text:p>1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Virgil "She's back to normal now"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Stage Mgr enters with kids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The kids exit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Christmas Time is Nunsense Time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Nutcracker/Joy to the World</text:p>
          </table:table-cell>
          <table:table-cell table:style-name="ce10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usic out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Amnesia enters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cret Santa / We Wish You...</text:p>
          </table:table-cell>
          <table:table-cell table:style-name="ce10"/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Hubert enters</text:p>
          </table:table-cell>
          <table:table-cell table:style-name="ce10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Amnesia &amp; Hubert exit</text:p>
          </table:table-cell>
          <table:table-cell table:style-name="ce10"/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6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Kids exit</text:p>
          </table:table-cell>
          <table:table-cell table:style-name="ce10"/>
          <table:table-cell table:style-name="ce1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Reindeer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Annett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Blackout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Lights on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Amnesia exits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The Christmas Box</text:p>
          </table:table-cell>
          <table:table-cell table:style-name="ce10"/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9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Playoff: Christmas Box</text:p>
          </table:table-cell>
          <table:table-cell table:style-name="ce10"/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Santa Ain't Comin' To Our House</text:p>
          </table:table-cell>
          <table:table-cell table:style-name="ce10"/>
          <table:table-cell table:style-name="ce12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top of page</text:p>
          </table:table-cell>
          <table:table-cell table:style-name="ce10"/>
          <table:table-cell table:style-name="ce12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middle of page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Amnesia exits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The Wassail Song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Kids exit</text:p>
          </table:table-cell>
          <table:table-cell table:style-name="ce10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dults exit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spoken "Except"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Robert Anne exits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irgil exits, others enter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r. Julia enters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obert Ann enters</text:p>
          </table:table-cell>
          <table:table-cell table:style-name="ce8"/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Playoff: Julia's Theme</text:p>
          </table:table-cell>
          <table:table-cell table:style-name="ce10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utcracker chases Mouse King</text:p>
          </table:table-cell>
          <table:table-cell table:style-name="ce8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After 'oh my lord'</text:p>
          </table:table-cell>
          <table:table-cell table:style-name="ce8"/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Rev. Mother Bows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nd of Act 1</text:p>
          </table:table-cell>
          <table:table-cell table:style-name="ce8"/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op of Act 2 / 364 Days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nd of 364 Days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Jesus Was Born in Brooklyn</text:p>
          </table:table-cell>
          <table:table-cell table:style-name="ce8"/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nd of Jesus Was Born...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 the Convent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nd of In the Convent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The Three Kings</text:p>
          </table:table-cell>
          <table:table-cell table:style-name="ce8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"Scooby dooby..."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The First Noel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ids get zapped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Rev. Mother "...Bible Balls"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All I Want for Christmas</text:p>
          </table:table-cell>
          <table:table-cell table:style-name="ce8"/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nd of All I Want for Christmas</text:p>
          </table:table-cell>
          <table:table-cell table:style-name="ce8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hristmas Sing Along</text:p>
          </table:table-cell>
          <table:table-cell table:style-name="ce8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nd of Christmas Sing Along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Virgil, run upstairs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Gloria</text:p>
          </table:table-cell>
          <table:table-cell table:style-name="ce8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It's Better to Give</text:p>
          </table:table-cell>
          <table:table-cell table:style-name="ce8"/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All Except Sr. Hubert</text:p>
          </table:table-cell>
          <table:table-cell table:style-name="ce8"/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'mon good people</text:p>
          </table:table-cell>
          <table:table-cell table:style-name="ce8"/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Reprise: Christmas Time is...</text:p>
          </table:table-cell>
          <table:table-cell table:style-name="ce8"/>
          <table:table-cell table:style-name="ce12"/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3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Bows</text:p>
          </table:table-cell>
          <table:table-cell table:style-name="ce8"/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6" table:number-columns-repeated="2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7" meta:object-count="0"/>
    <meta:generator>LibreOfficeDev/5.1.0.3$Linux_X86_64 LibreOffice_project/</meta:generator>
  </office:meta>
</office:document-meta>
</file>